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38063" officeooo:paragraph-rsid="00038063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ferencia</text:span> entre el Cliente C++ al original de JAVA.</text:p>
      <text:p text:style-name="P1"/>
      <text:p text:style-name="P1">Mientras Java I2P es un cliente original para la red I2P, </text:p>
      <text:p text:style-name="P1">i2pd tiene ciertas ventajas y <text:s/>grandes diferencias:</text:p>
      <text:p text:style-name="P1">- Java I2P tiene aplicaciones integradas para torrents, correo electrónico y así sucesivamente. </text:p>
      <text:p text:style-name="P1">- I2pd es sólo un enrutador que puede utilizar con otro software a través de la interfaz I2CP. </text:p>
      <text:p text:style-name="P1">- I2pd no requiere Java. Está escrito en C ++. </text:p>
      <text:p text:style-name="P1">- I2pd consume menos memoria y CPU. </text:p>
      <text:p text:style-name="P1">- I2pd se puede compilar en todas partes con gcc incluyendo Rasperry PI y routers. </text:p>
      <text:p text:style-name="P1">- I2pd tiene algunas optimizaciones importantes que permite una criptografía más rápida </text:p>
      <text:p text:style-name="P1">que a lo cual resulta en un consumo menor de tiempo y energía del proces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04:48.674973957</meta:creation-date>
    <dc:date>2017-05-24T16:06:27.008055745</dc:date>
    <meta:editing-duration>PT1M39S</meta:editing-duration>
    <meta:editing-cycles>1</meta:editing-cycles>
    <meta:document-statistic meta:table-count="0" meta:image-count="0" meta:object-count="0" meta:page-count="1" meta:paragraph-count="10" meta:word-count="117" meta:character-count="682" meta:non-whitespace-character-count="567"/>
    <meta:generator>LibreOffice/5.3.3.2$Linux_X86_64 LibreOffice_project/30m0$Build-2</meta:generator>
  </office:meta>
</office:document-meta>
</file>